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DefaultParagraphFont" style:family="text">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2" style:family="paragraph"/>
    <style:style style:name="T12" style:parent-style-name="DefaultParagraphFont" style:family="text">
      <style:text-properties fo:font-weight="bold" style:font-weight-asian="bold" style:font-weight-complex="bold"/>
    </style:style>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list-style-name="LFO2" style:family="paragraph"/>
    <style:style style:name="P17" style:parent-style-name="Normal" style:list-style-name="LFO2" style:family="paragraph"/>
    <style:style style:name="T18" style:parent-style-name="DefaultParagraphFont" style:family="text">
      <style:text-properties fo:font-weight="bold" style:font-weight-asian="bold" style:font-weight-complex="bold"/>
    </style:style>
    <style:style style:name="P19" style:parent-style-name="Normal" style:list-style-name="LFO2" style:family="paragraph"/>
    <style:style style:name="P20" style:parent-style-name="Normal" style:list-style-name="LFO2" style:family="paragraph"/>
    <style:style style:name="P21" style:parent-style-name="Normal" style:list-style-name="LFO2" style:family="paragraph"/>
    <style:style style:name="P22" style:parent-style-name="Normal" style:list-style-name="LFO2" style:family="paragraph"/>
    <style:style style:name="P23" style:parent-style-name="Normal" style:list-style-name="LFO2" style:family="paragraph"/>
    <style:style style:name="T24" style:parent-style-name="DefaultParagraphFont" style:family="text">
      <style:text-properties fo:font-weight="bold" style:font-weight-asian="bold" style:font-weight-complex="bold"/>
    </style:style>
    <style:style style:name="P25" style:parent-style-name="Normal" style:list-style-name="LFO2" style:family="paragraph"/>
    <style:style style:name="P26" style:parent-style-name="Normal" style:list-style-name="LFO2" style:family="paragraph"/>
    <style:style style:name="P27" style:parent-style-name="Normal" style:list-style-name="LFO2" style:family="paragraph"/>
    <style:style style:name="P28" style:parent-style-name="Normal" style:list-style-name="LFO2" style:family="paragraph"/>
    <style:style style:name="P29" style:parent-style-name="Normal" style:family="paragraph">
      <style:text-properties fo:font-weight="bold" style:font-weight-asian="bold" style:font-weight-complex="bold"/>
    </style:style>
    <style:style style:name="P30" style:parent-style-name="Normal" style:list-style-name="LFO3" style:family="paragraph"/>
    <style:style style:name="T31" style:parent-style-name="DefaultParagraphFont" style:family="text">
      <style:text-properties fo:font-weight="bold" style:font-weight-asian="bold" style:font-weight-complex="bold"/>
    </style:style>
    <style:style style:name="P32" style:parent-style-name="Normal" style:list-style-name="LFO3" style:family="paragraph"/>
    <style:style style:name="P33" style:parent-style-name="Normal" style:list-style-name="LFO3" style:family="paragraph"/>
    <style:style style:name="P34" style:parent-style-name="Normal" style:list-style-name="LFO3" style:family="paragraph"/>
    <style:style style:name="P35" style:parent-style-name="Normal" style:list-style-name="LFO3" style:family="paragraph"/>
    <style:style style:name="T36" style:parent-style-name="DefaultParagraphFont" style:family="text">
      <style:text-properties fo:font-weight="bold" style:font-weight-asian="bold" style:font-weight-complex="bold"/>
    </style:style>
    <style:style style:name="P37" style:parent-style-name="Normal" style:list-style-name="LFO3" style:family="paragraph"/>
    <style:style style:name="P38" style:parent-style-name="Normal" style:list-style-name="LFO3" style:family="paragraph"/>
    <style:style style:name="P39" style:parent-style-name="Normal" style:list-style-name="LFO3" style:family="paragraph"/>
    <style:style style:name="P40" style:parent-style-name="Normal" style:list-style-name="LFO3" style:family="paragraph"/>
    <style:style style:name="T41" style:parent-style-name="DefaultParagraphFont" style:family="text">
      <style:text-properties fo:font-weight="bold" style:font-weight-asian="bold" style:font-weight-complex="bold"/>
    </style:style>
    <style:style style:name="P42" style:parent-style-name="Normal" style:list-style-name="LFO3" style:family="paragraph"/>
    <style:style style:name="P43" style:parent-style-name="Normal" style:list-style-name="LFO3" style:family="paragraph"/>
    <style:style style:name="P44" style:parent-style-name="Normal" style:list-style-name="LFO3" style:family="paragraph"/>
    <style:style style:name="P45" style:parent-style-name="Normal" style:list-style-name="LFO3" style:family="paragraph"/>
    <style:style style:name="T46" style:parent-style-name="DefaultParagraphFont" style:family="text">
      <style:text-properties fo:font-weight="bold" style:font-weight-asian="bold" style:font-weight-complex="bold"/>
    </style:style>
    <style:style style:name="P47" style:parent-style-name="Normal" style:list-style-name="LFO3" style:family="paragraph"/>
    <style:style style:name="P48" style:parent-style-name="Normal" style:list-style-name="LFO3" style:family="paragraph"/>
    <style:style style:name="P49" style:parent-style-name="Normal" style:list-style-name="LFO3" style:family="paragraph"/>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4" style:family="paragraph"/>
    <style:style style:name="P53" style:parent-style-name="Normal" style:list-style-name="LFO4" style:family="paragraph"/>
    <style:style style:name="P54" style:parent-style-name="Normal" style:list-style-name="LFO4" style:family="paragraph"/>
    <style:style style:name="P55" style:parent-style-name="Normal" style:list-style-name="LFO4" style:family="paragraph"/>
    <style:style style:name="P56" style:parent-style-name="Normal" style:family="paragraph">
      <style:text-properties fo:font-weight="bold" style:font-weight-asian="bold" style:font-weight-complex="bold"/>
    </style:style>
    <style:style style:name="P57" style:parent-style-name="Normal" style:list-style-name="LFO5" style:family="paragraph"/>
    <style:style style:name="P58" style:parent-style-name="Normal" style:list-style-name="LFO5" style:family="paragraph"/>
    <style:style style:name="P59" style:parent-style-name="Normal" style:list-style-name="LFO5" style:family="paragraph"/>
    <style:style style:name="P60" style:parent-style-name="Normal" style:list-style-name="LFO5" style:family="paragraph"/>
    <style:style style:name="P61" style:parent-style-name="Normal" style:family="paragraph">
      <style:text-properties fo:font-weight="bold" style:font-weight-asian="bold" style:font-weight-complex="bold"/>
    </style:style>
    <style:style style:name="P62" style:parent-style-name="Normal" style:list-style-name="LFO6" style:family="paragraph"/>
    <style:style style:name="P63" style:parent-style-name="Normal" style:list-style-name="LFO6" style:family="paragraph"/>
    <style:style style:name="P64" style:parent-style-name="Normal" style:list-style-name="LFO6" style:family="paragraph"/>
    <style:style style:name="P65" style:parent-style-name="Normal" style:list-style-name="LFO6" style:family="paragraph"/>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list-style-name="LFO7" style:family="paragraph"/>
    <style:style style:name="P69" style:parent-style-name="Normal" style:list-style-name="LFO7" style:family="paragraph"/>
    <style:style style:name="P70" style:parent-style-name="Normal" style:list-style-name="LFO7" style:family="paragraph"/>
    <style:style style:name="P71" style:parent-style-name="Normal" style:family="paragraph">
      <style:text-properties fo:font-weight="bold" style:font-weight-asian="bold" style:font-weight-complex="bold"/>
    </style:style>
  </office:automatic-styles>
  <office:body>
    <office:text text:use-soft-page-breaks="true">
      <text:p text:style-name="P1">OneDrive Inventory Management and Point of Sale System User Documentation</text:p>
      <text:p text:style-name="P2">Introduction</text:p>
      <text:p text:style-name="Normal">Welcome to the OneDrive Inventory Management and Point of Sale System, designed to streamline inventory management, sales, and branch operations for car part retail companies. This user documentation provides an overview of the system's features, functionality, and user roles.</text:p>
      <text:p text:style-name="P3">System Overview</text:p>
      <text:p text:style-name="Normal">The OneDrive system is a comprehensive solution for managing products, branches, sales, and user roles. The system consists of three main sides:</text:p>
      <text:list text:style-name="LFO1" text:continue-numbering="true">
        <text:list-item>
          <text:p text:style-name="P4"><text:span text:style-name="T5">Admin</text:span>: The admin side allows system administrators to manage everything, including uploading products, managing branches, and user roles.</text:p>
        </text:list-item>
        <text:list-item>
          <text:p text:style-name="P6"><text:span text:style-name="T7">Branch Manager</text:span>: The branch manager side allows managers to manage their respective branches, view branch statistics, and perform other branch-related tasks.</text:p>
        </text:list-item>
        <text:list-item>
          <text:p text:style-name="P8"><text:span text:style-name="T9">Cashier</text:span>: The cashier side allows cashiers to sell products in their respective branches.</text:p>
        </text:list-item>
      </text:list>
      <text:p text:style-name="P10">User Roles and Permissions</text:p>
      <text:p text:style-name="Normal">The system has the following user roles and permissions:</text:p>
      <text:list text:style-name="LFO2" text:continue-numbering="true">
        <text:list-item>
          <text:p text:style-name="P11"><text:span text:style-name="T12">Admin</text:span>:</text:p>
          <text:list text:continue-numbering="true">
            <text:list-item>
              <text:p text:style-name="P13">Manage products, branches, and user roles</text:p>
            </text:list-item>
            <text:list-item>
              <text:p text:style-name="P14">Upload and edit product information</text:p>
            </text:list-item>
            <text:list-item>
              <text:p text:style-name="P15">Assign user roles and permissions</text:p>
            </text:list-item>
            <text:list-item>
              <text:p text:style-name="P16">View system-wide statistics and reports</text:p>
            </text:list-item>
          </text:list>
        </text:list-item>
        <text:list-item>
          <text:p text:style-name="P17"><text:span text:style-name="T18">Branch Manager</text:span>:</text:p>
          <text:list text:continue-numbering="true">
            <text:list-item>
              <text:p text:style-name="P19">Manage their respective branch</text:p>
            </text:list-item>
            <text:list-item>
              <text:p text:style-name="P20">View branch statistics and reports</text:p>
            </text:list-item>
            <text:list-item>
              <text:p text:style-name="P21">Manage branch inventory and stock levels</text:p>
            </text:list-item>
            <text:list-item>
              <text:p text:style-name="P22">Perform branch-related tasks</text:p>
            </text:list-item>
          </text:list>
        </text:list-item>
        <text:list-item>
          <text:p text:style-name="P23"><text:span text:style-name="T24">Cashier</text:span>:</text:p>
          <text:list text:continue-numbering="true">
            <text:list-item>
              <text:p text:style-name="P25">Sell products in their respective branch</text:p>
            </text:list-item>
            <text:list-item>
              <text:p text:style-name="P26">View product information and prices</text:p>
            </text:list-item>
            <text:list-item>
              <text:p text:style-name="P27">Process sales and transactions</text:p>
            </text:list-item>
            <text:list-item>
              <text:p text:style-name="P28">Manage customer information</text:p>
            </text:list-item>
          </text:list>
        </text:list-item>
      </text:list>
      <text:soft-page-break/>
      <text:p text:style-name="P29">System Features</text:p>
      <text:p text:style-name="Normal">The system has the following features:</text:p>
      <text:list text:style-name="LFO3" text:continue-numbering="true">
        <text:list-item>
          <text:p text:style-name="P30"><text:span text:style-name="T31">Product Management</text:span>:</text:p>
          <text:list text:continue-numbering="true">
            <text:list-item>
              <text:p text:style-name="P32">Upload and edit product information</text:p>
            </text:list-item>
            <text:list-item>
              <text:p text:style-name="P33">Manage product categories and subcategories</text:p>
            </text:list-item>
            <text:list-item>
              <text:p text:style-name="P34">Track product stock levels and inventory</text:p>
            </text:list-item>
          </text:list>
        </text:list-item>
        <text:list-item>
          <text:p text:style-name="P35"><text:span text:style-name="T36">Branch Management</text:span>:</text:p>
          <text:list text:continue-numbering="true">
            <text:list-item>
              <text:p text:style-name="P37">Manage branch information and settings</text:p>
            </text:list-item>
            <text:list-item>
              <text:p text:style-name="P38">View branch statistics and reports</text:p>
            </text:list-item>
            <text:list-item>
              <text:p text:style-name="P39">Manage branch inventory and stock levels</text:p>
            </text:list-item>
          </text:list>
        </text:list-item>
        <text:list-item>
          <text:p text:style-name="P40"><text:span text:style-name="T41">Sales Management</text:span>:</text:p>
          <text:list text:continue-numbering="true">
            <text:list-item>
              <text:p text:style-name="P42">Process sales and transactions</text:p>
            </text:list-item>
            <text:list-item>
              <text:p text:style-name="P43">Manage customer information</text:p>
            </text:list-item>
            <text:list-item>
              <text:p text:style-name="P44">View sales reports and statistics</text:p>
            </text:list-item>
          </text:list>
        </text:list-item>
        <text:list-item>
          <text:p text:style-name="P45"><text:span text:style-name="T46">User Management</text:span>:</text:p>
          <text:list text:continue-numbering="true">
            <text:list-item>
              <text:p text:style-name="P47">Manage user roles and permissions</text:p>
            </text:list-item>
            <text:list-item>
              <text:p text:style-name="P48">Assign user roles and permissions</text:p>
            </text:list-item>
            <text:list-item>
              <text:p text:style-name="P49">View user activity and audit logs</text:p>
            </text:list-item>
          </text:list>
        </text:list-item>
      </text:list>
      <text:p text:style-name="P50">How to Use the System</text:p>
      <text:p text:style-name="P51">Admin</text:p>
      <text:list text:style-name="LFO4" text:continue-numbering="true">
        <text:list-item>
          <text:p text:style-name="P52">Log in to the admin side using your credentials.</text:p>
        </text:list-item>
        <text:list-item>
          <text:p text:style-name="P53">Upload and edit product information using the product management feature.</text:p>
        </text:list-item>
        <text:list-item>
          <text:p text:style-name="P54">Manage branches and user roles using the branch management and user management features.</text:p>
        </text:list-item>
        <text:list-item>
          <text:p text:style-name="P55">View system-wide statistics and reports using the reporting feature.</text:p>
        </text:list-item>
      </text:list>
      <text:p text:style-name="P56">Branch Manager</text:p>
      <text:list text:style-name="LFO5" text:continue-numbering="true">
        <text:list-item>
          <text:p text:style-name="P57">Log in to the branch manager side using your credentials.</text:p>
        </text:list-item>
        <text:list-item>
          <text:p text:style-name="P58">Manage your respective branch using the branch management feature.</text:p>
        </text:list-item>
        <text:list-item>
          <text:p text:style-name="P59">View branch statistics and reports using the reporting feature.</text:p>
        </text:list-item>
        <text:list-item>
          <text:p text:style-name="P60">Manage branch inventory and stock levels using the inventory management feature.</text:p>
        </text:list-item>
      </text:list>
      <text:p text:style-name="P61">Cashier</text:p>
      <text:list text:style-name="LFO6" text:continue-numbering="true">
        <text:list-item>
          <text:p text:style-name="P62">Log in to the cashier side using your credentials.</text:p>
        </text:list-item>
        <text:list-item>
          <text:p text:style-name="P63">Sell products in your respective branch using the sales management feature.</text:p>
        </text:list-item>
        <text:list-item>
          <text:p text:style-name="P64">View product information and prices using the product management feature.</text:p>
        </text:list-item>
        <text:list-item>
          <text:p text:style-name="P65">Process sales and transactions using the sales management feature.</text:p>
        </text:list-item>
      </text:list>
      <text:p text:style-name="P66">Troubleshooting</text:p>
      <text:p text:style-name="Normal">If you encounter any issues or errors while using the system, please contact the system administrator or IT support team for assistance.</text:p>
      <text:p text:style-name="P67">System Requirements</text:p>
      <text:list text:style-name="LFO7" text:continue-numbering="true">
        <text:list-item>
          <text:p text:style-name="P68">Internet connection</text:p>
        </text:list-item>
        <text:list-item>
          <text:p text:style-name="P69">Web browser (Google Chrome, Mozilla Firefox, etc.)</text:p>
        </text:list-item>
        <text:list-item>
          <text:p text:style-name="P70">Compatible device (desktop, laptop, tablet, etc.)</text:p>
        </text:list-item>
      </text:list>
      <text:p text:style-name="P71">Conclusion</text:p>
      <text:p text:style-name="Normal">The OneDrive Inventory Management and Point of Sale System is a powerful tool designed to streamline inventory management, sales, and branch operations for car part retail companies. With its user-friendly interface and comprehensive features, the system is easy to use and provides a robust solution for managing your busines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3333in" fo:margin-left="0.3333in" fo:margin-bottom="0.3333in" fo:margin-right="0.3333in" fo:border="0.125in solid #000000" fo:padding="0.5416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tenda Tembo</meta:initial-creator>
    <dc:creator>Tatenda Tembo</dc:creator>
    <meta:creation-date>2024-10-15T04:18:00Z</meta:creation-date>
    <dc:date>2024-10-15T04:19:00Z</dc:date>
    <meta:template xlink:href="Normal" xlink:type="simple"/>
    <meta:editing-cycles>1</meta:editing-cycles>
    <meta:editing-duration>PT60S</meta:editing-duration>
    <meta:document-statistic meta:page-count="3" meta:paragraph-count="7" meta:word-count="524" meta:character-count="3508" meta:row-count="24" meta:non-whitespace-character-count="2991"/>
  </office:meta>
</office:document-meta>
</file>